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4ea" officeooo:paragraph-rsid="001d3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y on rails Project (Store) credentials -&gt;<text:line-break/>Email - <text:a xlink:type="simple" xlink:href="mailto:shubhamgarheawal2@gmail.com" text:style-name="Internet_20_link" text:visited-style-name="Visited_20_Internet_20_Link">shubhamgarheawal2@gmail.com</text:a></text:p>
      <text:p text:style-name="P1">password – mp20sg104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6:46:05.531399968</meta:creation-date>
    <dc:date>2025-06-25T16:48:13.823853664</dc:date>
    <meta:editing-duration>PT2M9S</meta:editing-duration>
    <meta:editing-cycles>1</meta:editing-cycles>
    <meta:document-statistic meta:table-count="0" meta:image-count="0" meta:object-count="0" meta:page-count="1" meta:paragraph-count="2" meta:word-count="12" meta:character-count="101" meta:non-whitespace-character-count="90"/>
    <meta:generator>LibreOffice/7.3.7.2$Linux_X86_64 LibreOffice_project/30$Build-2</meta:generator>
  </office:meta>
</office:document-meta>
</file>